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Wrzucić nowy post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Wrzucić nowy post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Info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Files</text:p>
          </table:table-cell>
          <table:table-cell table:style-name="TableCell36">
            <text:p text:style-name="P37">Wybierz plik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ButtonSubmit</text:p>
          </table:table-cell>
          <table:table-cell table:style-name="TableCell43">
            <text:p text:style-name="P44">Wrzucić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LinkPosts</text:p>
          </table:table-cell>
          <table:table-cell table:style-name="TableCell50">
            <text:p text:style-name="P51">Anuluj</text:p>
          </table:table-cell>
          <table:table-cell table:style-name="TableCell52">
            <text:p text:style-name="P5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6T00:03:00Z</meta:creation-date>
    <dc:date>2018-10-11T11:34:00Z</dc:date>
    <meta:template xlink:href="Normal.dotm" xlink:type="simple"/>
    <meta:editing-cycles>9</meta:editing-cycles>
    <meta:editing-duration>PT420S</meta:editing-duration>
    <meta:document-statistic meta:page-count="1" meta:paragraph-count="1" meta:word-count="22" meta:character-count="158" meta:row-count="1" meta:non-whitespace-character-count="137"/>
  </office:meta>
</office:document-meta>
</file>